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706cm" table:align="left"/>
    </style:style>
    <style:style style:name="Table1.A" style:family="table-column">
      <style:table-column-properties style:column-width="5.99cm"/>
    </style:style>
    <style:style style:name="Table1.B" style:family="table-column">
      <style:table-column-properties style:column-width="10.716cm"/>
    </style:style>
    <style:style style:name="Table1.A1" style:family="table-cell">
      <style:table-cell-properties style:vertical-align="middle" fo:padding="0.106cm" fo:border="none"/>
    </style:style>
    <style:style style:name="Table2" style:family="table">
      <style:table-properties style:width="16.706cm" table:align="left"/>
    </style:style>
    <style:style style:name="Table2.A" style:family="table-column">
      <style:table-column-properties style:column-width="5.99cm"/>
    </style:style>
    <style:style style:name="Table2.B" style:family="table-column">
      <style:table-column-properties style:column-width="10.716cm"/>
    </style:style>
    <style:style style:name="Table2.A1" style:family="table-cell">
      <style:table-cell-properties style:vertical-align="middle" fo:padding="0.106cm" fo:border="none"/>
    </style:style>
    <style:style style:name="Table3" style:family="table">
      <style:table-properties style:width="16.706cm" table:align="left"/>
    </style:style>
    <style:style style:name="Table3.A" style:family="table-column">
      <style:table-column-properties style:column-width="5.99cm"/>
    </style:style>
    <style:style style:name="Table3.B" style:family="table-column">
      <style:table-column-properties style:column-width="10.716cm"/>
    </style:style>
    <style:style style:name="Table3.A1" style:family="table-cell">
      <style:table-cell-properties style:vertical-align="middle" fo:padding="0.106cm" fo:border="none"/>
    </style:style>
    <style:style style:name="Table4" style:family="table">
      <style:table-properties style:width="16.706cm" table:align="left"/>
    </style:style>
    <style:style style:name="Table4.A" style:family="table-column">
      <style:table-column-properties style:column-width="5.99cm"/>
    </style:style>
    <style:style style:name="Table4.B" style:family="table-column">
      <style:table-column-properties style:column-width="10.716cm"/>
    </style:style>
    <style:style style:name="Table4.A1" style:family="table-cell">
      <style:table-cell-properties style:vertical-align="middle" fo:padding="0.106cm" fo:border="none"/>
    </style:style>
    <style:style style:name="Table5" style:family="table">
      <style:table-properties style:width="16.706cm" table:align="left"/>
    </style:style>
    <style:style style:name="Table5.A" style:family="table-column">
      <style:table-column-properties style:column-width="16.706cm"/>
    </style:style>
    <style:style style:name="Table5.A1" style:family="table-cell">
      <style:table-cell-properties style:vertical-align="middle" fo:padding="0.106cm" fo:border="none"/>
    </style:style>
    <style:style style:name="Table6" style:family="table">
      <style:table-properties style:width="16.706cm" table:align="left"/>
    </style:style>
    <style:style style:name="Table6.A" style:family="table-column">
      <style:table-column-properties style:column-width="16.706cm"/>
    </style:style>
    <style:style style:name="Table6.A1" style:family="table-cell">
      <style:table-cell-properties style:vertical-align="middle" fo:padding="0.106cm" fo:border="none"/>
    </style:style>
    <style:style style:name="P1" style:family="paragraph" style:parent-style-name="Standard">
      <style:text-properties fo:language="se" fo:country="NO"/>
    </style:style>
    <style:style style:name="P2" style:family="paragraph" style:parent-style-name="Table_20_Contents">
      <style:text-properties fo:language="smj" fo:country="NO"/>
    </style:style>
    <style:style style:name="P3" style:family="paragraph" style:parent-style-name="Table_20_Contents">
      <style:paragraph-properties fo:text-align="center" style:justify-single-word="false"/>
      <style:text-properties fo:language="smj" fo:country="NO" fo:font-weight="bold" officeooo:paragraph-rsid="001dfdf7" style:font-weight-asian="bold" style:font-weight-complex="bold"/>
    </style:style>
    <style:style style:name="P4" style:family="paragraph" style:parent-style-name="Table_20_Contents">
      <style:paragraph-properties fo:text-align="center" style:justify-single-word="false"/>
      <style:text-properties fo:language="smj" fo:country="NO" fo:font-weight="bold" officeooo:rsid="001dfdf7" style:font-weight-asian="bold" style:font-weight-complex="bold"/>
    </style:style>
    <style:style style:name="P5" style:family="paragraph" style:parent-style-name="Table_20_Contents">
      <style:paragraph-properties fo:text-align="center" style:justify-single-word="false"/>
      <style:text-properties fo:language="smj" fo:country="NO" fo:font-weight="bold" officeooo:rsid="001dfdf7" officeooo:paragraph-rsid="001dfdf7" style:font-weight-asian="bold" style:font-weight-complex="bold"/>
    </style:style>
    <style:style style:name="P6" style:family="paragraph" style:parent-style-name="Table_20_Contents">
      <style:text-properties fo:language="smj" fo:country="NO" officeooo:paragraph-rsid="001dfdf7"/>
    </style:style>
    <style:style style:name="P7" style:family="paragraph" style:parent-style-name="Table_20_Contents">
      <style:text-properties fo:language="smj" fo:country="NO" officeooo:rsid="001dfdf7" officeooo:paragraph-rsid="001dfdf7"/>
    </style:style>
    <style:style style:name="P8" style:family="paragraph" style:parent-style-name="Table_20_Contents">
      <style:text-properties fo:language="smj" fo:country="NO" officeooo:paragraph-rsid="0033223d"/>
    </style:style>
    <style:style style:name="P9" style:family="paragraph" style:parent-style-name="Table_20_Contents">
      <style:text-properties fo:font-size="2pt" fo:language="smj" fo:country="NO" style:font-size-asian="2pt" style:font-size-complex="2pt"/>
    </style:style>
    <style:style style:name="P10" style:family="paragraph" style:parent-style-name="Text_20_body">
      <style:text-properties fo:language="smj" fo:country="NO"/>
    </style:style>
    <style:style style:name="P11" style:family="paragraph" style:parent-style-name="Text_20_body">
      <style:text-properties fo:language="smj" fo:country="NO" officeooo:paragraph-rsid="00280548"/>
    </style:style>
    <style:style style:name="P12" style:family="paragraph" style:parent-style-name="Text_20_body">
      <style:text-properties fo:language="smj" fo:country="NO" officeooo:paragraph-rsid="002a68c2"/>
    </style:style>
    <style:style style:name="P13" style:family="paragraph" style:parent-style-name="Text_20_body">
      <style:text-properties fo:language="smj" fo:country="NO" officeooo:paragraph-rsid="002e77d0"/>
    </style:style>
    <style:style style:name="P14" style:family="paragraph" style:parent-style-name="Text_20_body">
      <style:text-properties fo:language="smj" fo:country="NO" officeooo:paragraph-rsid="0030305c"/>
    </style:style>
    <style:style style:name="P15" style:family="paragraph" style:parent-style-name="Text_20_body">
      <style:text-properties fo:language="smj" fo:country="NO" officeooo:paragraph-rsid="0031b3d1"/>
    </style:style>
    <style:style style:name="P16" style:family="paragraph" style:parent-style-name="Text_20_body">
      <style:text-properties fo:language="smj" fo:country="NO" officeooo:paragraph-rsid="003c392d"/>
    </style:style>
    <style:style style:name="P17" style:family="paragraph" style:parent-style-name="Text_20_body">
      <style:text-properties fo:language="smj" fo:country="NO" officeooo:paragraph-rsid="003e9ef3"/>
    </style:style>
    <style:style style:name="P18" style:family="paragraph" style:parent-style-name="Text_20_body">
      <style:text-properties fo:language="smj" fo:country="NO" officeooo:paragraph-rsid="00420d26"/>
    </style:style>
    <style:style style:name="P19" style:family="paragraph" style:parent-style-name="Text_20_body">
      <style:text-properties fo:language="smj" fo:country="NO" officeooo:paragraph-rsid="004503e3"/>
    </style:style>
    <style:style style:name="P20" style:family="paragraph" style:parent-style-name="Table_20_Heading">
      <style:text-properties fo:language="smj" fo:country="NO" officeooo:rsid="0033223d" officeooo:paragraph-rsid="0033223d"/>
    </style:style>
    <style:style style:name="P21" style:family="paragraph" style:parent-style-name="Heading_20_3">
      <style:text-properties fo:language="smj" fo:country="NO" officeooo:paragraph-rsid="001dfdf7"/>
    </style:style>
    <style:style style:name="P22" style:family="paragraph" style:parent-style-name="Text_20_body" style:list-style-name="L1">
      <style:text-properties fo:language="smj" fo:country="NO" officeooo:rsid="002e77d0" officeooo:paragraph-rsid="002e77d0"/>
    </style:style>
    <style:style style:name="P23" style:family="paragraph" style:parent-style-name="Text_20_body" style:list-style-name="L2">
      <style:text-properties fo:language="smj" fo:country="NO"/>
    </style:style>
    <style:style style:name="P24" style:family="paragraph" style:parent-style-name="Text_20_body" style:list-style-name="L3">
      <style:text-properties fo:language="smj" fo:country="NO" officeooo:rsid="0033223d" officeooo:paragraph-rsid="0033223d"/>
    </style:style>
    <style:style style:name="P25" style:family="paragraph" style:parent-style-name="Text_20_body" style:list-style-name="L1">
      <style:paragraph-properties fo:margin-top="0cm" fo:margin-bottom="0cm" loext:contextual-spacing="false"/>
      <style:text-properties fo:language="smj" fo:country="NO"/>
    </style:style>
    <style:style style:name="P26" style:family="paragraph" style:parent-style-name="Text_20_body" style:list-style-name="L1">
      <style:paragraph-properties fo:margin-top="0cm" fo:margin-bottom="0cm" loext:contextual-spacing="false"/>
      <style:text-properties fo:language="smj" fo:country="NO" officeooo:rsid="002e77d0" officeooo:paragraph-rsid="002e77d0"/>
    </style:style>
    <style:style style:name="P27" style:family="paragraph" style:parent-style-name="Heading_20_2">
      <style:text-properties fo:language="smj" fo:country="NO" officeooo:rsid="001dfdf7" officeooo:paragraph-rsid="001dfdf7"/>
    </style:style>
    <style:style style:name="P28" style:family="paragraph" style:parent-style-name="Heading_20_2" style:list-style-name="">
      <style:text-properties fo:language="smj" fo:country="NO"/>
    </style:style>
    <style:style style:name="P29" style:family="paragraph" style:parent-style-name="Heading_20_2">
      <style:text-properties fo:language="smj" fo:country="NO" officeooo:rsid="0033223d" officeooo:paragraph-rsid="0033223d"/>
    </style:style>
    <style:style style:name="P30" style:family="paragraph" style:parent-style-name="Heading_20_2">
      <style:paragraph-properties fo:break-before="page"/>
      <style:text-properties fo:language="smj" fo:country="NO" officeooo:rsid="001dfdf7" officeooo:paragraph-rsid="001dfdf7"/>
    </style:style>
    <style:style style:name="P31" style:family="paragraph" style:parent-style-name="Heading_20_2" style:master-page-name="">
      <style:paragraph-properties fo:margin-left="0cm" fo:margin-right="0cm" fo:margin-top="0.353cm" fo:margin-bottom="0.212cm" loext:contextual-spacing="false" fo:text-indent="0cm" style:auto-text-indent="false" style:page-number="auto" fo:keep-with-next="always"/>
      <style:text-properties fo:language="smj" fo:country="NO" officeooo:rsid="0033223d" officeooo:paragraph-rsid="0033223d"/>
    </style:style>
    <style:style style:name="P32" style:family="paragraph" style:parent-style-name="Heading_20_1">
      <style:text-properties fo:language="smj" fo:country="NO" officeooo:rsid="001dfdf7" officeooo:paragraph-rsid="001dfdf7"/>
    </style:style>
    <style:style style:name="T1" style:family="text">
      <style:text-properties officeooo:rsid="001dfdf7"/>
    </style:style>
    <style:style style:name="T2" style:family="text">
      <style:text-properties officeooo:rsid="00226833"/>
    </style:style>
    <style:style style:name="T3" style:family="text">
      <style:text-properties officeooo:rsid="00280548"/>
    </style:style>
    <style:style style:name="T4" style:family="text">
      <style:text-properties officeooo:rsid="002a68c2"/>
    </style:style>
    <style:style style:name="T5" style:family="text">
      <style:text-properties officeooo:rsid="002bb52f"/>
    </style:style>
    <style:style style:name="T6" style:family="text">
      <style:text-properties officeooo:rsid="002ddb16"/>
    </style:style>
    <style:style style:name="T7" style:family="text">
      <style:text-properties officeooo:rsid="002e77d0"/>
    </style:style>
    <style:style style:name="T8" style:family="text">
      <style:text-properties officeooo:rsid="002f9c55"/>
    </style:style>
    <style:style style:name="T9" style:family="text">
      <style:text-properties officeooo:rsid="0030305c"/>
    </style:style>
    <style:style style:name="T10" style:family="text">
      <style:text-properties officeooo:rsid="0031b3d1"/>
    </style:style>
    <style:style style:name="T11" style:family="text">
      <style:text-properties officeooo:rsid="0019fcb5"/>
    </style:style>
    <style:style style:name="T12" style:family="text">
      <style:text-properties officeooo:rsid="0033223d"/>
    </style:style>
    <style:style style:name="T13" style:family="text">
      <style:text-properties officeooo:rsid="00343a44"/>
    </style:style>
    <style:style style:name="T14" style:family="text">
      <style:text-properties officeooo:rsid="00393c02"/>
    </style:style>
    <style:style style:name="T15" style:family="text">
      <style:text-properties officeooo:rsid="003f8d78"/>
    </style:style>
    <style:style style:name="T16" style:family="text">
      <style:text-properties officeooo:rsid="0040615b"/>
    </style:style>
    <style:style style:name="T17" style:family="text">
      <style:text-properties officeooo:rsid="004503e3"/>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article">
        <text:section text:style-name="Sect1" text:name="content">
          <text:h text:style-name="P32" text:outline-level="1">Sjiehtadus tevstaj adnemriektá gáktuj</text:h>
          <text:h text:style-name="P27" text:outline-level="2">Sjiehtadusoassála<text:span text:style-name="T13">sste</text:span> </text:h>
          <text:h text:style-name="P21" text:outline-level="3"><text:span text:style-name="T1">Sij gudi adnemriektáv sirddi</text:span> (<text:span text:style-name="T1">vadde)</text:span></text:h>
          <table:table table:name="Table1" table:style-name="Table1">
            <table:table-column table:style-name="Table1.A"/>
            <table:table-column table:style-name="Table1.B"/>
            <table:table-row>
              <table:table-cell table:style-name="Table1.A1" office:value-type="string">
                <text:p text:style-name="P3"><text:span text:style-name="T1">Roalla</text:span>:</text:p>
              </table:table-cell>
              <table:table-cell table:style-name="Table1.A1" office:value-type="string">
                <text:p text:style-name="P5">Tjálle</text:p>
              </table:table-cell>
            </table:table-row>
            <table:table-row>
              <table:table-cell table:style-name="Table1.A1" office:value-type="string">
                <text:p text:style-name="P6"><text:span text:style-name="T1">Namma</text:span>:</text:p>
              </table:table-cell>
              <table:table-cell table:style-name="Table1.A1" office:value-type="string">
                <text:p text:style-name="P9"/>
              </table:table-cell>
            </table:table-row>
            <table:table-row>
              <table:table-cell table:style-name="Table1.A1" office:value-type="string">
                <text:p text:style-name="P6"><text:span text:style-name="T1">Adræssa</text:span>:</text:p>
              </table:table-cell>
              <table:table-cell table:style-name="Table1.A1" office:value-type="string">
                <text:p text:style-name="P9"/>
              </table:table-cell>
            </table:table-row>
            <table:table-row>
              <table:table-cell table:style-name="Table1.A1" office:value-type="string">
                <text:p text:style-name="P6"><text:span text:style-name="T1">Poasstanummar ja -bájkke</text:span>:</text:p>
              </table:table-cell>
              <table:table-cell table:style-name="Table1.A1" office:value-type="string">
                <text:p text:style-name="P9"/>
              </table:table-cell>
            </table:table-row>
          </table:table>
          <table:table table:name="Table2" table:style-name="Table2">
            <table:table-column table:style-name="Table2.A"/>
            <table:table-column table:style-name="Table2.B"/>
            <table:table-row>
              <table:table-cell table:style-name="Table2.A1" office:value-type="string">
                <text:p text:style-name="P3"><text:span text:style-name="T1">Roalla</text:span>:</text:p>
              </table:table-cell>
              <table:table-cell table:style-name="Table2.A1" office:value-type="string">
                <text:p text:style-name="P4">Jårggåliddje</text:p>
              </table:table-cell>
            </table:table-row>
            <table:table-row>
              <table:table-cell table:style-name="Table2.A1" office:value-type="string">
                <text:p text:style-name="P2">Namma:</text:p>
              </table:table-cell>
              <table:table-cell table:style-name="Table2.A1" office:value-type="string">
                <text:p text:style-name="P2"> </text:p>
              </table:table-cell>
            </table:table-row>
            <table:table-row>
              <table:table-cell table:style-name="Table2.A1" office:value-type="string">
                <text:p text:style-name="P6"><text:span text:style-name="T1">Adræssa</text:span>:</text:p>
              </table:table-cell>
              <table:table-cell table:style-name="Table2.A1" office:value-type="string">
                <text:p text:style-name="P2"> </text:p>
              </table:table-cell>
            </table:table-row>
            <table:table-row>
              <table:table-cell table:style-name="Table2.A1" office:value-type="string">
                <text:p text:style-name="P6"><text:span text:style-name="T1">Poasstanummar ja -bájkke</text:span>:</text:p>
              </table:table-cell>
              <table:table-cell table:style-name="Table2.A1" office:value-type="string">
                <text:p text:style-name="P2"> </text:p>
              </table:table-cell>
            </table:table-row>
          </table:table>
          <table:table table:name="Table3" table:style-name="Table3">
            <table:table-column table:style-name="Table3.A"/>
            <table:table-column table:style-name="Table3.B"/>
            <table:table-row>
              <table:table-cell table:style-name="Table3.A1" office:value-type="string">
                <text:p text:style-name="P3"><text:span text:style-name="T1">Roalla</text:span>:</text:p>
              </table:table-cell>
              <table:table-cell table:style-name="Table3.A1" office:value-type="string">
                <text:p text:style-name="P5">Alm<text:span text:style-name="T17">odiddje</text:span></text:p>
              </table:table-cell>
            </table:table-row>
            <table:table-row>
              <table:table-cell table:style-name="Table3.A1" office:value-type="string">
                <text:p text:style-name="P2">Namma:</text:p>
              </table:table-cell>
              <table:table-cell table:style-name="Table3.A1" office:value-type="string">
                <text:p text:style-name="P9"/>
              </table:table-cell>
            </table:table-row>
            <table:table-row>
              <table:table-cell table:style-name="Table3.A1" office:value-type="string">
                <text:p text:style-name="P6"><text:span text:style-name="T1">Adræssa</text:span>:</text:p>
              </table:table-cell>
              <table:table-cell table:style-name="Table3.A1" office:value-type="string">
                <text:p text:style-name="P9"/>
              </table:table-cell>
            </table:table-row>
            <table:table-row>
              <table:table-cell table:style-name="Table3.A1" office:value-type="string">
                <text:p text:style-name="P7">Poasstanummar ja -bájkke:</text:p>
              </table:table-cell>
              <table:table-cell table:style-name="Table3.A1" office:value-type="string">
                <text:p text:style-name="P9"/>
              </table:table-cell>
            </table:table-row>
          </table:table>
          <text:h text:style-name="P21" text:outline-level="3"><text:span text:style-name="T1">Dat gut adnemriektáv oadtju </text:span><text:s/>(<text:span text:style-name="T1">vuosstájvállde</text:span>)</text:h>
          <table:table table:name="Table4" table:style-name="Table4">
            <table:table-column table:style-name="Table4.A"/>
            <table:table-column table:style-name="Table4.B"/>
            <table:table-row>
              <table:table-cell table:style-name="Table4.A1" office:value-type="string">
                <text:p text:style-name="P2">Namma</text:p>
              </table:table-cell>
              <table:table-cell table:style-name="Table4.A1" office:value-type="string">
                <text:p text:style-name="P2">Sámediggi · Sametinget</text:p>
              </table:table-cell>
            </table:table-row>
            <table:table-row>
              <table:table-cell table:style-name="Table4.A1" office:value-type="string">
                <text:p text:style-name="P7">Adræssa</text:p>
              </table:table-cell>
              <table:table-cell table:style-name="Table4.A1" office:value-type="string">
                <text:p text:style-name="P2">Ávjovárgeaidnu 50</text:p>
              </table:table-cell>
            </table:table-row>
            <table:table-row>
              <table:table-cell table:style-name="Table4.A1" office:value-type="string">
                <text:p text:style-name="P6"><text:span text:style-name="T1">Poasstanummar ja -bájkke</text:span> </text:p>
              </table:table-cell>
              <table:table-cell table:style-name="Table4.A1" office:value-type="string">
                <text:p text:style-name="P2">N-9730 Kárášjohka</text:p>
              </table:table-cell>
            </table:table-row>
          </table:table>
          <text:h text:style-name="P28" text:outline-level="2"/>
          <text:h text:style-name="P30" text:outline-level="2">Sjiehtadusá ulmme</text:h>
          <text:p text:style-name="P17">2.1. <text:span text:style-name="T1">Dát sjiehtadus guosská adnemriektáv tevstajda ma rievddaduvvi elektråvnålasj hábmáj. Vuosstájvállde oadtju biedjat dav ietjas tækstatjoakkáldahkaj ja adnet dav dutkamaktijvuodan ja/jali åvddånahtátjit giellateknolåvgålasj prográmmajt.</text:span></text:p>
          <text:p text:style-name="P19">2.2 <text:span text:style-name="T1">Vadde duodasti siján la riektá vuosstájválldáj vaddet tevstajt majt dát kontrákta gåbtjå.</text:span></text:p>
          <text:h text:style-name="P27" text:outline-level="2">Adnemriektá stuorrudahka</text:h>
          <text:p text:style-name="P10">3.1 Te<text:span text:style-name="T2">vsta majn adnemriektá sirdeduvvi nammaduvvi dán kontrávtan.</text:span></text:p>
          <text:p text:style-name="P10">3.2 <text:span text:style-name="T14">Tevstaj dahkkerievtesvuohta</text:span> ja <text:span text:style-name="T2">immateriella adnemriektá gulluji tevstaj vaddijda.</text:span></text:p>
          <text:p text:style-name="P16">3.3 <text:span text:style-name="T2">Vuosstájvállde oadtju riektáv tevstajt ietjas tækstatjoakkáldahkaj biedjat váni máksemis vaddijt dán riektá åvdås. Dát riektá ij la eksklusijvva. Tevsta soajttá giehtadaláduvvat sihke manuellalattjat ja masjijnalattjat, valla dakkir láhkáj vaj sisadno ij rievddaduvá. Tevstajda la huoman vejulasj lasedit kåvdåjt ma li dárbulattja diedalasj guoradallamij, jali EDM-giehtadallamij, dagu diedo gárgadisáj, gihpoj, báhkoklásaj ja ietjá gielalasj vuogij jali klassifisierimij birra.</text:span></text:p>
          <text:p text:style-name="P11">3.4 <text:span text:style-name="T3">Tevstaj vadde e oadtjo dahkkerievtesvuodav jali ietjá immateriella riektájt dutkambåhtusijda ma li båhtusa tevstaj giehtadallamijs. Tevstaj vadde galggi huoman nammaduvvat girjátjijn ja diedojn tækstatjoakkáldagá birra.</text:span></text:p>
          <text:p text:style-name="P12">3.5 <text:span text:style-name="T4">Vuosstájvállde oadtju vuorkkit tevstajt ietjas dáhtámasjijnnaj ja/jali ietja ålgoldis dáhtásentrállaj. Vuosstájvállden le vælggogisvuohta sihkarasstet tevstaj dáhtáoaggásvuodav ja ævto ja vælgo ma tjuovvu dáv kontrávtav ålliduvvi.</text:span></text:p>
          <text:p text:style-name="P17">3.6 <text:span text:style-name="T5">Vuosstájvállden ij la loahpe tevstajt, tevstaj kopidjajt jali tevstaj adnemriektájt vaddet ietjádijda ietján gå mij la nammaduvvam tjuokkan 3.7. Jus vuosstájvállde tevstajt vuorkki ålgoldis dáhtáguovdátjin, dagu nammaduvvam tjuokkan 3.5, li barggin dán dáhtáguovdátjin riektá tevstajt giehtadallat dagu tjielggiduvvam tjuokken 2.1</text:span></text:p>
          <text:p text:style-name="P17">3.7 <text:span text:style-name="T6">Vuosstájvállde máhttá persåvnålasj adnemriektáv vaddet ulmutjijda gudi li vuollájtjállám adnemriektákontrávtav dán kontrávta tjuovvusin. Vuosstájvállde ij galga adnemriektáv ulmutjijda vaddet gudi soajtti kontrávta ævtojt dåssjidit. Vuosstájvállden le vælggo vaddijt dalága diededit jus oadtju diedov dá ævto li dåssjiduvvam. </text:span></text:p>
          <text:p text:style-name="P13">3.8 <text:span text:style-name="T7">Adnemriektá guosská riektáj tækstatjoakkáldagáv elektråvnålasj hámen adnet dáj aktijvuodajn (dahkkerievtesvuodaj lágaj ja njuolgadusáj ja aj buorre diedulasj dábij milta):</text:span></text:p>
          <text:list xml:id="list4303461109603993798" text:style-name="L1">
            <text:list-item>
              <text:p text:style-name="P25"><text:span text:style-name="T7">diedalasj dutkamij,</text:span> </text:p>
            </text:list-item>
            <text:list-item>
              <text:p text:style-name="P25"><text:span text:style-name="T15">guoradallat tevstaj gielav </text:span>(<text:span text:style-name="T7">buojk</text:span>. <text:span text:style-name="T15">gávnnat statistihkalasj dáhtáv</text:span>, <text:span text:style-name="T7">grammatihkalasj diedojt, bágojt)</text:span></text:p>
            </text:list-item>
            <text:list-item>
              <text:p text:style-name="P26">almodit oanes buojkulvisgárgadisájt</text:p>
            </text:list-item>
            <text:list-item>
              <text:p text:style-name="P22">adnet tevstajt kommersiála ja i<text:span text:style-name="T15">j</text:span>-kommersiála giellateknolåvgålasj á<text:span text:style-name="T16">jggomusájda</text:span> ma e dåssjida dahkkerievtesvuodalágajt. Buojkulvisá <text:span text:style-name="T16">li</text:span> tjállemdárkastusá, giellaoahppamprográmma, mas<text:span text:style-name="T16">j</text:span>ijnnajårggålibme, jnv.</text:p>
            </text:list-item>
          </text:list>
          <text:p text:style-name="P10">3.9 <text:span text:style-name="T8">Vuosstájvállden le vælggogisvuohta tjuovvot tækstagiehtadallamprinsihpajt ma sihkarassti </text:span><text:soft-page-break/><text:span text:style-name="T8">dáhtáoaggásvuodav ja -suodjalimev. </text:span></text:p>
          <text:p text:style-name="P10">3.10 <text:span text:style-name="T8">Vuosstájvállde fállá vaddijda vaddet gárvedum ja kåvddiduvvam versjåvnåv tevstajs ma li tækstatjoakkáldahkaj laseduvvam. </text:span></text:p>
          <text:p text:style-name="P10">3.11 <text:span text:style-name="T8">Dát kontrákta doajmmagoahtá gå divna kontráktaoasálattja li dav vuollájtjállám.</text:span></text:p>
          <text:p text:style-name="P14">3.12 <text:span text:style-name="T9">Vuosstájvállde máhttá låhpadit kontrávtav jus rádjá tevstajt aktan divna kopidjaj ruoptus vaddáj, jali jus gádot tevstajt aktan divna kopidjaj, ja jus vaddijda ássjeguoskavasj láhkáj diedet dán birra. Tevstaj vaddijn le riektá kontrávtav hiejttet jus vuosstájvállde duodas la dåssjidam ævtojt dán kontrávtan, ja jus ij la, tjálalasj tsuojggidime niedjen, njuolggim ietjas æktodåssjidimev 60 biejve dán tsuojggidime maŋŋela.</text:span></text:p>
          <text:p text:style-name="P18">3.13 <text:span text:style-name="T10">Jus li kontrávta aktijvuodan ássje masi oassálasste e guorrasa, galggá gæhttjalit sjiehtadallama baktu guorrasibmáj boahtet.</text:span></text:p>
          <text:p text:style-name="P15">3.14 <text:span text:style-name="T11">Juohkka kontráktaoassálasste la oadtjum eksemplárav kontrávtas.</text:span></text:p>
          <text:h text:style-name="P29" text:outline-level="2">Tevsta kontrákta gåbtjå</text:h>
          <text:list xml:id="list7828369256274701047" text:style-name="L2">
            <text:list-item>
              <text:p text:style-name="P23"><text:span text:style-name="T12">Tevsta</text:span> namma, ISBN: xxxxxxxxx </text:p>
            </text:list-item>
          </text:list>
          <text:h text:style-name="P31" text:outline-level="2" text:is-list-header="true">Vuollájtjállaga</text:h>
          <table:table table:name="Table5" table:style-name="Table5">
            <table:table-column table:style-name="Table5.A"/>
            <table:table-row>
              <table:table-cell table:style-name="Table5.A1" office:value-type="string">
                <text:p text:style-name="P20">Vadde</text:p>
              </table:table-cell>
            </table:table-row>
            <table:table-row>
              <table:table-cell table:style-name="Table5.A1" office:value-type="string">
                <text:p text:style-name="P2"><text:span text:style-name="T12">Bájkke</text:span> ja á<text:span text:style-name="T12">jgge</text:span>:</text:p>
              </table:table-cell>
            </table:table-row>
            <table:table-row>
              <table:table-cell table:style-name="Table5.A1" office:value-type="string">
                <text:p text:style-name="P2"><text:span text:style-name="T12">Vuollájtjálla</text:span>, <text:span text:style-name="T12">tjálle</text:span>:</text:p>
              </table:table-cell>
            </table:table-row>
            <table:table-row>
              <table:table-cell table:style-name="Table5.A1" office:value-type="string">
                <text:p text:style-name="P8"><text:span text:style-name="T12">Bájkke</text:span> ja á<text:span text:style-name="T12">jgge</text:span>:</text:p>
              </table:table-cell>
            </table:table-row>
            <table:table-row>
              <table:table-cell table:style-name="Table5.A1" office:value-type="string">
                <text:p text:style-name="P8"><text:span text:style-name="T12">Vuollájtjálla</text:span>, <text:span text:style-name="T12">jårgåliddje</text:span>:</text:p>
              </table:table-cell>
            </table:table-row>
            <table:table-row>
              <table:table-cell table:style-name="Table5.A1" office:value-type="string">
                <text:p text:style-name="P8"><text:span text:style-name="T12">Bájkke</text:span> ja á<text:span text:style-name="T12">jgge</text:span>:</text:p>
              </table:table-cell>
            </table:table-row>
            <table:table-row>
              <table:table-cell table:style-name="Table5.A1" office:value-type="string">
                <text:p text:style-name="P8"><text:span text:style-name="T12">Vuollájtjálla</text:span>, <text:span text:style-name="T12">almodiddje</text:span>:</text:p>
              </table:table-cell>
            </table:table-row>
          </table:table>
          <table:table table:name="Table6" table:style-name="Table6">
            <table:table-column table:style-name="Table6.A"/>
            <table:table-row>
              <table:table-cell table:style-name="Table6.A1" office:value-type="string">
                <text:p text:style-name="P20">Vuosstájváldde</text:p>
              </table:table-cell>
            </table:table-row>
            <table:table-row>
              <table:table-cell table:style-name="Table6.A1" office:value-type="string">
                <text:p text:style-name="P8"><text:span text:style-name="T12">Bájkke</text:span> ja á<text:span text:style-name="T12">jgge</text:span>:</text:p>
              </table:table-cell>
            </table:table-row>
            <table:table-row>
              <table:table-cell table:style-name="Table6.A1" office:value-type="string">
                <text:p text:style-name="P8"><text:span text:style-name="T12">Vuollájtjálla</text:span>, Sámedigg<text:span text:style-name="T12">e</text:span>:</text:p>
              </table:table-cell>
            </table:table-row>
          </table:table>
          <text:h text:style-name="P29" text:outline-level="2">Tjuovvus</text:h>
          <text:list xml:id="list1842508550968742955" text:style-name="L3">
            <text:list-item>
              <text:p text:style-name="P24">Tækstatjoakkáldagá adnemriektásjiehtadus </text:p>
            </text:list-item>
          </text:list>
          <text:p text:style-name="P10"/>
        </text:section>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1T15:06:59.470563000</dc:date>
    <meta:editing-duration>PT5H34M16S</meta:editing-duration>
    <meta:editing-cycles>46</meta:editing-cycles>
    <meta:generator>LibreOffice/4.3.1.2$MacOSX_X86_64 LibreOffice_project/958349dc3b25111dbca392fbc281a05559ef6848</meta:generator>
    <meta:document-statistic meta:table-count="6" meta:image-count="0" meta:object-count="0" meta:page-count="3" meta:paragraph-count="65" meta:word-count="501" meta:character-count="4329" meta:non-whitespace-character-count="3884"/>
  </office:meta>
</office:document-meta>
</file>